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6.48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7.5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text-shadow="1pt 1pt"/>
    </style:style>
    <style:style style:name="P4" style:family="paragraph">
      <style:paragraph-properties fo:text-align="center"/>
      <style:text-properties fo:text-shadow="1pt 1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2.286cm" svg:x="1.381cm" svg:y="5.06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2.413cm" svg:x="13.065cm" svg:y="5.191cm"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64cm" svg:y1="7.985cm" svg:x2="5.191cm" svg:y2="23.098cm">
          <text:p/>
        </draw:line>
        <draw:line draw:style-name="gr3" draw:text-style-name="P2" draw:layer="layout" svg:x1="17.002cm" svg:y1="7.858cm" svg:x2="17.129cm" svg:y2="22.971cm">
          <text:p/>
        </draw:line>
        <draw:line draw:style-name="gr4" draw:text-style-name="P3" draw:layer="layout" svg:x1="5.064cm" svg:y1="10.144cm" svg:x2="17.002cm" svg:y2="10.017cm">
          <text:p text:style-name="P1"><text:span text:style-name="T1">Veiw</text:span><text:span text:style-name="T2"> </text:span><text:span text:style-name="T1">Posts</text:span></text:p>
        </draw:line>
        <draw:line draw:style-name="gr5" draw:text-style-name="P4" draw:layer="layout" svg:x1="5.318cm" svg:y1="13.319cm" svg:x2="17.129cm" svg:y2="13.446cm">
          <text:p text:style-name="P1"><text:span text:style-name="T1">Post</text:span></text:p>
        </draw:line>
        <draw:line draw:style-name="gr5" draw:text-style-name="P1" draw:layer="layout" svg:x1="5.572cm" svg:y1="19.923cm" svg:x2="17.002cm" svg:y2="20.05cm">
          <text:p text:style-name="P1"><text:span text:style-name="T1">Post</text:span></text:p>
        </draw:line>
        <draw:line draw:style-name="gr4" draw:text-style-name="P5" draw:layer="layout" svg:x1="5.064cm" svg:y1="16.621cm" svg:x2="17.256cm" svg:y2="16.494cm">
          <text:p text:style-name="P1"><text:span text:style-name="T1">Submit Posts</text:span></text:p>
        </draw:line>
        <draw:custom-shape draw:style-name="gr6" draw:text-style-name="P1" draw:layer="layout" svg:width="8.001cm" svg:height="1.397cm" svg:x="1cm" svg:y="1cm">
          <text:p text:style-name="P1">System Sequen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54:50.352583316</meta:creation-date>
    <dc:date>2017-04-19T10:27:46.519035383</dc:date>
    <meta:editing-duration>PT3M24S</meta:editing-duration>
    <meta:editing-cycles>2</meta:editing-cycles>
    <meta:generator>LibreOffice/5.1.6.2$Linux_X86_64 LibreOffice_project/10m0$Build-2</meta:generator>
    <meta:document-statistic meta:object-count="9"/>
  </office:meta>
</office:document-meta>
</file>